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UtilsBean2.convert( String [ ] valu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2.convert( String value ,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UtilsBean2.convert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